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rator Mono" svg:font-family="'Operator Mono', 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a83" officeooo:paragraph-rsid="000c3a83"/>
    </style:style>
    <style:style style:name="P2" style:family="paragraph" style:parent-style-name="Standard">
      <style:text-properties fo:font-size="15pt" fo:font-weight="bold" officeooo:rsid="000c3a83" officeooo:paragraph-rsid="000c3a83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9598" officeooo:rsid="000c3a83" officeooo:paragraph-rsid="000c3a83"/>
    </style:style>
    <style:style style:name="P4" style:family="paragraph" style:parent-style-name="Standard">
      <style:text-properties fo:color="#009598" fo:font-style="normal" officeooo:rsid="000c3a83" officeooo:paragraph-rsid="000c3a83" style:font-style-asian="normal" style:font-style-complex="normal"/>
    </style:style>
    <style:style style:name="P5" style:family="paragraph" style:parent-style-name="Standard">
      <style:text-properties fo:color="#000000" fo:font-style="normal" fo:font-weight="normal" officeooo:rsid="000c3a83" officeooo:paragraph-rsid="000c3a8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fo:font-style="normal" fo:font-weight="normal" officeooo:rsid="000c3a83" officeooo:paragraph-rsid="000ddca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fo:font-style="normal" officeooo:rsid="000c3a83" officeooo:paragraph-rsid="000c3a83" style:font-style-asian="normal" style:font-style-complex="normal"/>
    </style:style>
    <style:style style:name="P8" style:family="paragraph" style:parent-style-name="Standard">
      <style:text-properties fo:color="#000000" fo:font-style="normal" officeooo:rsid="000c3a83" officeooo:paragraph-rsid="000ddcaf" style:font-style-asian="normal" style:font-style-complex="normal"/>
    </style:style>
    <style:style style:name="P9" style:family="paragraph" style:parent-style-name="Standard">
      <style:text-properties fo:color="#000000" fo:font-size="14pt" fo:font-style="normal" officeooo:rsid="000c3a83" officeooo:paragraph-rsid="000c3a83" style:font-size-asian="14pt" style:font-style-asian="normal" style:font-size-complex="14pt" style:font-style-complex="normal"/>
    </style:style>
    <style:style style:name="P10" style:family="paragraph" style:parent-style-name="Standard">
      <style:text-properties fo:color="#000000" fo:font-size="14pt" fo:font-style="normal" officeooo:rsid="0012c6b4" officeooo:paragraph-rsid="000c3a83" style:font-size-asian="14pt" style:font-style-asian="normal" style:font-size-complex="14pt" style:font-style-complex="normal"/>
    </style:style>
    <style:style style:name="P11" style:family="paragraph" style:parent-style-name="Standard">
      <style:text-properties fo:color="#000000" fo:font-size="14pt" fo:font-style="normal" officeooo:rsid="00133334" officeooo:paragraph-rsid="000c3a83" style:font-size-asian="14pt" style:font-style-asian="normal" style:font-size-complex="14pt" style:font-style-complex="normal"/>
    </style:style>
    <style:style style:name="P12" style:family="paragraph" style:parent-style-name="Standard">
      <style:text-properties officeooo:paragraph-rsid="000ddcaf"/>
    </style:style>
    <style:style style:name="P13" style:family="paragraph">
      <style:paragraph-properties fo:text-align="center"/>
    </style:style>
    <style:style style:name="T1" style:family="text">
      <style:text-properties officeooo:rsid="000c3a8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0ddcaf"/>
    </style:style>
    <style:style style:name="T6" style:family="text">
      <style:text-properties officeooo:rsid="0012c6b4"/>
    </style:style>
    <style:style style:name="T7" style:family="text">
      <style:text-properties fo:font-size="14pt" officeooo:rsid="0012c6b4" style:font-size-asian="14pt" style:font-size-complex="14pt"/>
    </style:style>
    <style:style style:name="T8" style:family="text">
      <style:text-properties fo:font-size="14pt" officeooo:rsid="00133334" style:font-size-asian="14pt" style:font-size-complex="14pt"/>
    </style:style>
    <style:style style:name="T9" style:family="text">
      <style:text-properties fo:font-size="14pt" officeooo:rsid="0016aaec" style:font-size-asian="14pt" style:font-size-complex="14pt"/>
    </style:style>
    <style:style style:name="T10" style:family="text">
      <style:text-properties officeooo:rsid="0016aaec"/>
    </style:style>
    <style:style style:name="T11" style:family="text">
      <style:text-properties officeooo:rsid="001776bf"/>
    </style:style>
    <style:style style:name="T12" style:family="text">
      <style:text-properties officeooo:rsid="0017bf51"/>
    </style:style>
    <style:style style:name="T13" style:family="text">
      <style:text-properties officeooo:rsid="0017d9f8"/>
    </style:style>
    <style:style style:name="T14" style:family="text">
      <style:text-properties officeooo:rsid="0017f963"/>
    </style:style>
    <style:style style:name="T15" style:family="text">
      <style:text-properties officeooo:rsid="0019507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lämningsuppgift 1</text:p>
      <text:p text:style-name="P1">Datum: Oktober 11, 2018</text:p>
      <text:p text:style-name="P1">Namn: Xiaorui Wang</text:p>
      <text:p text:style-name="P1"/>
      <text:p text:style-name="P12"><text:span text:style-name="T1">1.</text:span></text:p>
      <text:p text:style-name="P12"><text:span text:style-name="T1">JavaScript är inte ett rent tolkat språk längre. Istället använder JavaScript s.k JVM(JavaScript Virtual Machine). Egentligen är språket 'compiled' men ser ut som 'source code'.</text:span></text:p>
      <text:p text:style-name="P1">En hög-nivå innebär att jämföra med C eller C++ behövs det inte göra bl.a att manuell fördelning av minne osv. Så är det lättare att köra med JavaScript.</text:p>
      <text:p text:style-name="P1"/>
      <text:p text:style-name="P12"><text:span text:style-name="T1">2.</text:span></text:p>
      <text:p text:style-name="P12"><text:span text:style-name="T1">Det innebär att man kan ändra datatyp och värde när som helst i JS och köra koden utan fel.</text:span></text:p>
      <text:p text:style-name="P3">let a = 1;<text:tab/>//<text:span text:style-name="T2">datatyp NUMBER</text:span></text:p>
      <text:p text:style-name="P3"><text:s text:c="5"/>a = 'loose';<text:tab/>//<text:span text:style-name="T2">datatyp STRING</text:span></text:p>
      <text:p text:style-name="P3"><text:s text:c="5"/>a = true;<text:tab/>//<text:span text:style-name="T2">datatyp BOOLEAN</text:span></text:p>
      <text:p text:style-name="P3"><text:span text:style-name="T2"/></text:p>
      <text:p text:style-name="P6">3.</text:p>
      <text:p text:style-name="P6">console.log() är metoden där man skriver ut ett värde i konsolen, t ex ett meddelande eller ett nummer. Det kan också anvandas för att testa tex om event funkar:</text:p>
      <text:p text:style-name="P3"><text:span text:style-name="T2"><text:tab/>function handleEnter() {</text:span></text:p>
      <text:p text:style-name="P3"><text:span text:style-name="T2"><text:s text:c="2"/><text:tab/><text:tab/>console.log('It works!');</text:span></text:p>
      <text:p text:style-name="P3"><text:span text:style-name="T2"><text:tab/>}</text:span></text:p>
      <text:p text:style-name="P3"><text:span text:style-name="T2">console.clear() rensar de gamla kod i konsolen.</text:span></text:p>
      <text:p text:style-name="P3"><text:span text:style-name="T2">console.table() visar resultat/data som "table".</text:span></text:p>
      <text:p text:style-name="P3"><text:span text:style-name="T2"/></text:p>
      <text:p text:style-name="P7">4. </text:p>
      <text:p text:style-name="P7">Det innebär att för att kunna använda variabler måste de initialiseras först dvs varje variabel skall ha ett namn och en värde. Tex</text:p>
      <text:p text:style-name="P3"><text:span text:style-name="T2"><text:tab/>var shape = "square";</text:span></text:p>
      <text:p text:style-name="P7">I detta exempel är variabeln deklarade som "shape" och tilldelas "square" som värde.</text:p>
      <text:p text:style-name="P3"><text:span text:style-name="T2"/></text:p>
      <text:p text:style-name="P7">5. </text:p>
      <text:p text:style-name="P7">o 3D_Printer =&gt; ogiltig, variabelname kan inte borja med nummer</text:p>
      <text:p text:style-name="P7">o _private =&gt; giltig</text:p>
      <text:p text:style-name="P7">o $dollar =&gt; giltig</text:p>
      <text:p text:style-name="P7">o let =&gt; ogiltig, let är ett nyckelord/reserverad ord som går inte som variabelnamn</text:p>
      <text:p text:style-name="P7">o % =&gt; ogiltig, symbolen som inte är $ eller _</text:p>
      <text:p text:style-name="P7">o MAX-NUMBER =&gt; ogiltig, sybolen - kan inte användas i variabelnamn</text:p>
      <text:p text:style-name="P7">o firstName =&gt; bra namn med camelcase</text:p>
      <text:p text:style-name="P7">o middle-name =&gt; ogiltig, det går inte med -</text:p>
      <text:p text:style-name="P7">o last.name =&gt; ogiltig, det går inte med .</text:p>
      <text:p text:style-name="P3"><text:span text:style-name="T2"/></text:p>
      <text:p text:style-name="P7">6. </text:p>
      <text:p text:style-name="P8">Null innebär att variabeln har inget värde och reprenterar ingenting. </text:p>
      <text:p text:style-name="P8">Undefined är variabel som -har deklarerats men inte tilldelats ett värde.</text:p>
      <text:p text:style-name="P3"><text:span text:style-name="T2"/></text:p>
      <text:p text:style-name="P7">7. </text:p>
      <text:p text:style-name="P7">NaN(Not a Number) får man när man t ex gör division med text eller en odefinierad variabel.</text:p>
      <text:p text:style-name="P3"><text:span text:style-name="T2"><text:tab/>const x = "something";</text:span></text:p>
      <text:p text:style-name="P3"><text:span text:style-name="T2"><text:tab/>console.log(10/x); //NaN</text:span></text:p>
      <text:p text:style-name="P3"><text:span text:style-name="T2"/></text:p>
      <text:p text:style-name="P3"><text:span text:style-name="T2"><text:tab/>const y;</text:span></text:p>
      <text:p text:style-name="P3"><text:soft-page-break/><text:span text:style-name="T2"><text:tab/>console.log(10/y); //NaN</text:span></text:p>
      <text:p text:style-name="P3"><text:span text:style-name="T2"/></text:p>
      <text:p text:style-name="P7">8. </text:p>
      <text:p text:style-name="P7">Semikonlon används till slutet av en satsning/tilldelning. T ex let a = 1; och console.log(a);</text:p>
      <text:p text:style-name="P7">Det kan utlämmnas tex console.log(a) och det funkar men det oftast anses "good practice" att skriva med ";".</text:p>
      <text:p text:style-name="P3"><text:span text:style-name="T2"/></text:p>
      <text:p text:style-name="P7">9. </text:p>
      <text:p text:style-name="P7">Aritmetiska operatorer tar numeriska värden som sina operander och returnerar ett numeriskt värde. Det finns bl.a addition(+), subtraction(-), multiplication(*), division(/), modulus(%), increment(++) och decrement(--). Exempel på att använda dem med variabel:</text:p>
      <text:p text:style-name="P3"><text:span text:style-name="T2"><text:tab/>//addition och subtraction</text:span></text:p>
      <text:p text:style-name="P3"><text:span text:style-name="T2"><text:tab/></text:span><text:span text:style-name="T4">console.log(4 + 8 - 15); //-3</text:span></text:p>
      <text:p text:style-name="P3"><text:span text:style-name="T2"><text:tab/>//multiplication och division</text:span></text:p>
      <text:p text:style-name="P3"><text:span text:style-name="T2"><text:tab/></text:span><text:span text:style-name="T4">console.log(2 * 6 / 3); //8</text:span></text:p>
      <text:p text:style-name="P3"><text:span text:style-name="T2"><text:tab/>//mudulus</text:span></text:p>
      <text:p text:style-name="P3"><text:span text:style-name="T2"><text:tab/></text:span><text:span text:style-name="T4">console.log(12 % 5); //2</text:span></text:p>
      <text:p text:style-name="P3"><text:span text:style-name="T2"><text:tab/>//increment</text:span></text:p>
      <text:p text:style-name="P3"><text:span text:style-name="T2"><text:tab/></text:span><text:span text:style-name="T4">let i = 3;</text:span></text:p>
      <text:p text:style-name="P3"><text:span text:style-name="T4"><text:tab/>i++;</text:span><text:span text:style-name="T2"><text:tab/><text:tab/>//4</text:span></text:p>
      <text:p text:style-name="P3"><text:span text:style-name="T2"><text:tab/>//decrement</text:span></text:p>
      <text:p text:style-name="P3"><text:span text:style-name="T2"><text:tab/></text:span><text:span text:style-name="T4">let j = 14;</text:span></text:p>
      <text:p text:style-name="P3"><text:span text:style-name="T4"><text:tab/>j--;<text:tab/></text:span><text:span text:style-name="T2"><text:tab/>//13</text:span></text:p>
      <text:p text:style-name="P3"><text:span text:style-name="T2"/></text:p>
      <text:p text:style-name="P3"><text:span text:style-name="T2"/></text:p>
      <text:p text:style-name="P5">10. </text:p>
      <text:p text:style-name="P7"><text:span text:style-name="T5">Tre</text:span> element i arrayen och det visas<text:span text:style-name="T3"> [ &lt;2 empty items&gt;, 'Volvo' ]</text:span> i konsolen. Det innebär att arrayen hade 2 tomma element i början och sen fick ett nytt värde som heter "Volvo" och då blir det 3 element i total i arrayen.</text:p>
      <text:p text:style-name="P7"/>
      <text:p text:style-name="P7"><draw:line text:anchor-type="paragraph" draw:z-index="0" draw:name="Shape1" draw:style-name="gr1" draw:text-style-name="P13" svg:x1="0.0075in" svg:y1="0.0193in" svg:x2="6.872in" svg:y2="0.0193in"><text:p/></draw:line></text:p>
      <text:p text:style-name="P9">//isArray() <text:span text:style-name="T6">tester om passerade värde har arrayn som datatypen</text:span></text:p>
      <text:p text:style-name="P4">Array.isArray(['Linus Torvalds', 'Richard Stallman', 'Dennis Ritchie']); <text:s text:c="2"/>//true</text:p>
      <text:p text:style-name="P4">Array.isArray(new Array(5)); <text:s text:c="3"/>//true</text:p>
      <text:p text:style-name="P7"/>
      <text:p text:style-name="P10">//sort() sorterar (alfabetiskt) alla elementer i en array och retunerar arrayn</text:p>
      <text:p text:style-name="P4">const days = ['wednesday', 'thursday', 'friday', 'saturday'];</text:p>
      <text:p text:style-name="P4">const sorted = days.sort();</text:p>
      <text:p text:style-name="P4">console.log(sorted);<text:tab/>//'friday', 'saturday', 'thursday', 'wednesday'</text:p>
      <text:p text:style-name="P7"/>
      <text:p text:style-name="P4">const num = [23, 892, 11];</text:p>
      <text:p text:style-name="P4">console.log(num.sort());<text:tab/>//11, 23, 892</text:p>
      <text:p text:style-name="P7"/>
      <text:p text:style-name="P10">//reverse() vänd elementen i en array. Sista element blir den första och tvärtom.</text:p>
      <text:p text:style-name="P4">const podcast = ['Syntax', 'Linux Unplugged', 'Changelog', 'BlenderGuru', 'FreeCodeCamp'];</text:p>
      <text:p text:style-name="P4">const reverseResult = podcast.sort().reverse();</text:p>
      <text:p text:style-name="P4">console.log(reverseResult);</text:p>
      <text:p text:style-name="P7"/>
      <text:p text:style-name="P7"><text:span text:style-name="T7">//concat() </text:span><text:span text:style-name="T8">används för att slå ihop två eller flera arrayer.</text:span><text:span text:style-name="T7"> </text:span><text:span text:style-name="T8">Metoden ändrar inte existerande arrayen istället retu</text:span><text:span text:style-name="T9">n</text:span><text:span text:style-name="T8">erar en ny array.</text:span></text:p>
      <text:p text:style-name="P4">const arr1 = ['z', 'h', 'o', 'u', 's'],</text:p>
      <text:p text:style-name="P4"><text:soft-page-break/><text:s text:c="10"/>arr2 = [1, 2, 5, 6],</text:p>
      <text:p text:style-name="P4"><text:s text:c="10"/>arr3 = [`It's alive`];</text:p>
      <text:p text:style-name="P4">const concatResult = arr1.concat(arr2, arr3);</text:p>
      <text:p text:style-name="P4">console.log(concatResult);</text:p>
      <text:p text:style-name="P7"/>
      <text:p text:style-name="P11">//join() skapar och returnerar en ny str<text:span text:style-name="T12">ing</text:span> genom att sammanfatta alla element i en array, <text:span text:style-name="T10">åtskilde av en komma eller en speciella string</text:span></text:p>
      <text:p text:style-name="P4">const arr4 = ['A', 'song', 'of', 'ice', 'and', 'fire'];</text:p>
      <text:p text:style-name="P4">console.log(arr4.join()); <text:s/>//A,song,of,ice,and,fire</text:p>
      <text:p text:style-name="P4">console.log(arr4.join('')); // Asongoficeandfire</text:p>
      <text:p text:style-name="P4">console.log(arr4.join(' ')); // A song of ice and fire</text:p>
      <text:p text:style-name="P7"/>
      <text:p text:style-name="P11">//toString() <text:span text:style-name="T10">retunerar en array med de specificerad element </text:span></text:p>
      <text:p text:style-name="P4">const arr5 = [1, 2, 'feel good inc'];</text:p>
      <text:p text:style-name="P4">console.log(arr5.toString()); <text:s text:c="2"/>//return 1,2,feel good inc</text:p>
      <text:p text:style-name="P4"/>
      <text:p text:style-name="P11">//copyWithin() kopierar en del av <text:span text:style-name="T11">arrayn</text:span> till en annan plats i samma arrany och returnerar utan att ändra <text:span text:style-name="T13">längd</text:span></text:p>
      <text:p text:style-name="P4">const arr6 = ['a', 'b', 'c', 'd', 'e'];</text:p>
      <text:p text:style-name="P4">console.log(arr6.copyWithin(-1)); // ['a', 'b', 'c', 'd', 'a']</text:p>
      <text:p text:style-name="P4">console.log(arr6.copyWithin(2, 4)); // ['a', 'b', 'e', 'd', 'e']</text:p>
      <text:p text:style-name="P4">console.log(arr6.copyWithin(0, 2, 3)); // ['c', 'b', 'c', 'd', 'e']</text:p>
      <text:p text:style-name="P7"/>
      <text:p text:style-name="P11">//fill() fyller alla element i en <text:span text:style-name="T12">array</text:span> från startindex till slutindex. Slutindexet ingår ej</text:p>
      <text:p text:style-name="P4">const arr7 = [2, 4, 6, 8, 10];</text:p>
      <text:p text:style-name="P4">console.log(arr7.fill(3, 1, 4)); // [2,3,3,3,10]</text:p>
      <text:p text:style-name="P7"/>
      <text:p text:style-name="P11">//from() skapar en ny kopierad instans från ett array-liknande objekt</text:p>
      <text:p text:style-name="P4">console.log(Array.from('schwifty')); //[ 's', 'c', 'h', 'w', 'i', 'f', 't', 'y']</text:p>
      <text:p text:style-name="P4">console.log(Array.from([1, 3, 5], i =&gt; i + i)); //[2, 6, 10]</text:p>
      <text:p text:style-name="P7"/>
      <text:p text:style-name="P11">//includes() <text:span text:style-name="T12">testar om en array innehåller vissa element och returnerar true eller false</text:span></text:p>
      <text:p text:style-name="P4">const people = ['Rick Sanchez', 'Morty Smith', 'Gary Goodspeed', 'Avocato', 'Mooncake'];</text:p>
      <text:p text:style-name="P4">console.log(people.includes('Mooncake')); //true</text:p>
      <text:p text:style-name="P4">console.log(people.includes('Lord Commander')); //false</text:p>
      <text:p text:style-name="P7"/>
      <text:p text:style-name="P11">//indexOf() returnerar det första indexet där ett visst element hittas. <text:span text:style-name="T12">Det skall </text:span>returnera -1 om <text:span text:style-name="T12">inget</text:span> hittas</text:p>
      <text:p text:style-name="P4">console.log(people.indexOf('Rick Sanchez')); //0</text:p>
      <text:p text:style-name="P4">console.log(people.indexOf('Lord Commander')); //-1</text:p>
      <text:p text:style-name="P7"/>
      <text:p text:style-name="P11">//lastIndexOf() returnerar det sista indexet där ett visst element kan hittas, eller <text:span text:style-name="T13">returnerar </text:span>-1 om det inte hittades</text:p>
      <text:p text:style-name="P4">const planets = ['earth', 'mars', 'saturn', 'jupiter', 'uranus', 'mercury', 'venus'];</text:p>
      <text:p text:style-name="P4">console.log(planets.lastIndexOf('uranus')); //4</text:p>
      <text:p text:style-name="P4">arr.lastIndexOf(searchElement, fromIndex)</text:p>
      <text:p text:style-name="P4">console.log(planets.lastIndexOf('mars', 2)); //1</text:p>
      <text:p text:style-name="P7"/>
      <text:p text:style-name="P11">//pop() tar bort de sista elementen i en array och returnerar det elementet. Metoden ändrar <text:span text:style-name="T13">arrayns</text:span> längd</text:p>
      <text:p text:style-name="P4"><text:soft-page-break/>console.log(planets.pop()); //['venus']</text:p>
      <text:p text:style-name="P7"/>
      <text:p text:style-name="P11">//push() lägger till ett eller flera element i en array och returnerar den nya längden av arrayen</text:p>
      <text:p text:style-name="P4">console.log(planets.push('pluto')); //7</text:p>
      <text:p text:style-name="P4">console.log(planets); <text:s text:c="2"/>//['earth', 'mars', 'saturn', 'jupiter', 'uranus', 'mercury', 'pluto']</text:p>
      <text:p text:style-name="P7"/>
      <text:p text:style-name="P11">//shift() tar bort det första elementet i en array och returnerar det borttagna elementet. Metoden ändrar längden på arrayen.</text:p>
      <text:p text:style-name="P4">const removedPerson = people.shift();</text:p>
      <text:p text:style-name="P4">console.log(removedPerson); //return 'Rick Sanchez'</text:p>
      <text:p text:style-name="P4">console.log(people.length); //4</text:p>
      <text:p text:style-name="P7"/>
      <text:p text:style-name="P11">//unshift() lägger till ett eller flera element i början av en array och returnerar den nya längden av arrayen</text:p>
      <text:p text:style-name="P4">console.log(people.unshift('Summer Smith')); //5</text:p>
      <text:p text:style-name="P4">console.log(people); //['Summer Smith', 'Morty Smith', 'Gary Goodspeed', 'Avocato', 'Mooncake']</text:p>
      <text:p text:style-name="P7"/>
      <text:p text:style-name="P11">//slice() <text:span text:style-name="T15">väljer och kopierar en del av en array. Den sista vald element tas inte med i den nya returnerad arrayn.</text:span></text:p>
      <text:p text:style-name="P4">const letters = ['h', 'i', 'p', 's', 't', 'e', 'r'];</text:p>
      <text:p text:style-name="P4">console.log(letters.slice(4)); //['t', 'e', 'r']</text:p>
      <text:p text:style-name="P4">console.log(letters.slice(4, 6)); //['t', 'e']</text:p>
      <text:p text:style-name="P4">console.log(letters.length);</text:p>
      <text:p text:style-name="P7"/>
      <text:p text:style-name="P11">//valueOf() är standardmetoden för <text:span text:style-name="T15">array</text:span>objektet <text:span text:style-name="T15">och</text:span> returnerar <text:span text:style-name="T15">arrayn</text:span> utan att ändra den ursprungliga <text:span text:style-name="T15">arrayn</text:span></text:p>
      <text:p text:style-name="P4">const letters1 = letters.valueOf();</text:p>
      <text:p text:style-name="P4">console.log(letters1); //[ 'h', 'i', 'p', 's', 't', 'e', 'r'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rator Mono" svg:font-family="'Operator Mono', 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26:20.464444791</meta:creation-date>
    <dc:date>2018-10-11T21:48:18.431110385</dc:date>
    <meta:editing-duration>PT1H38M7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4" meta:paragraph-count="130" meta:word-count="1032" meta:character-count="7232" meta:non-whitespace-character-count="6258"/>
  </office:meta>
</office:document-meta>
</file>